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6386" officeooo:paragraph-rsid="00036386"/>
    </style:style>
    <style:style style:name="P2" style:family="paragraph" style:parent-style-name="Standard">
      <style:text-properties officeooo:rsid="00036386" officeooo:paragraph-rsid="00036386"/>
    </style:style>
    <style:style style:name="P3" style:family="paragraph" style:parent-style-name="Standard">
      <style:text-properties officeooo:rsid="00052485" officeooo:paragraph-rsid="00052485"/>
    </style:style>
    <style:style style:name="P4" style:family="paragraph" style:parent-style-name="Standard">
      <style:text-properties officeooo:rsid="000683d1" officeooo:paragraph-rsid="000683d1"/>
    </style:style>
    <style:style style:name="P5" style:family="paragraph" style:parent-style-name="Standard">
      <style:text-properties officeooo:rsid="00069814" officeooo:paragraph-rsid="00069814"/>
    </style:style>
    <style:style style:name="T1" style:family="text">
      <style:text-properties officeooo:rsid="00052485"/>
    </style:style>
    <style:style style:name="T2" style:family="text">
      <style:text-properties officeooo:rsid="000683d1"/>
    </style:style>
    <style:style style:name="T3" style:family="text">
      <style:text-properties officeooo:rsid="00069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GALERIA DE IMAGENES DE PORTADA:</text:p>
      <text:p text:style-name="P1"><text:tab/><text:span text:style-name="T1">yo como usuario quiero </text:span>ver un carrusel de las imagenes mas recientes en el mundo pokemon.</text:p>
      <text:p text:style-name="P1"/>
      <text:p text:style-name="P3">2)BOTON DE POKEDEX:</text:p>
      <text:p text:style-name="P3"><text:tab/>yo como usuario me gustaria poder ver todos los pokemon.</text:p>
      <text:p text:style-name="P3"/>
      <text:p text:style-name="P3">3)BOTON ORDENAR DE A-Z:</text:p>
      <text:p text:style-name="P3"><text:tab/>yo como usuario deseo ver los pokemon ordenados alfabeticamente.</text:p>
      <text:p text:style-name="P3"/>
      <text:p text:style-name="P3">4)BOTON ORDENAR POR NUMERO#:</text:p>
      <text:p text:style-name="P3"><text:tab/>yo como usuario deseo ver los pokemon ordenados por su respectivo numero de identificacion.</text:p>
      <text:p text:style-name="P3"/>
      <text:p text:style-name="P3">5)BOTON TIPO:</text:p>
      <text:p text:style-name="P3"><text:tab/>yo como usuario deseo ver los pokemon ordenados por tipo agua, fuego, tierra, electrico.</text:p>
      <text:p text:style-name="P3"/>
      <text:p text:style-name="P3">6)BUSCADOR:</text:p>
      <text:p text:style-name="P3"><text:tab/>yo como usuario <text:s/>me gustaria que hubiera un buscador asi podria buscar mas rapido y eficaz.</text:p>
      <text:p text:style-name="P3"/>
      <text:p text:style-name="P3">7)PAGINA DE INICIO:</text:p>
      <text:p text:style-name="P3"><text:tab/>Yo como usuario quiero ver el listado de todos los Pokemones al inicio de la Pagina Web.</text:p>
      <text:p text:style-name="P3"/>
      <text:p text:style-name="P3">8)POKEMONES LEGENDARIOS:</text:p>
      <text:p text:style-name="P3"><text:tab/>Yo como usuario quiero ver todos los pokemones legendarios desde el más antiguo hasta el más <text:tab/>reciente.</text:p>
      <text:p text:style-name="P3"/>
      <text:p text:style-name="P3">9)POKEBOLAS:</text:p>
      <text:p text:style-name="P3"><text:tab/>Yo como usuario me encataría ver los distintos tipos de pokebolas que existen.</text:p>
      <text:p text:style-name="P3"/>
      <text:p text:style-name="P3">10)DATOS:</text:p>
      <text:p text:style-name="P3"><text:tab/>Yo como programador deseo que al darle click a la imagen se despleguen los datos como: <text:tab/>nombre, ataque, y defensa.</text:p>
      <text:p text:style-name="P3"/>
      <text:p text:style-name="P3">11)GRAFICAS:</text:p>
      <text:p text:style-name="P3"><text:tab/>Yo como programador deseo que al darle click a la imagen se desplieguen las graficas de el <text:tab/>pokem<text:span text:style-name="T2">on seleccionado.</text:span></text:p>
      <text:p text:style-name="P3"/>
      <text:p text:style-name="P4">12)BOTONES <text:span text:style-name="T3">ANTERIOR, SIGUIENTE</text:span>:</text:p>
      <text:p text:style-name="P4"><text:tab/>Yo como programador deseo existan botones que me permitan pasar al pokemon anterior y o al <text:tab/>pokemon siguiente.</text:p>
      <text:p text:style-name="P4"/>
      <text:p text:style-name="P5">13)EVOLUCIONES:</text:p>
      <text:p text:style-name="P5"><text:tab/>Yo como programador me gustaria encontrar en la pagina las evoluciones de cada pokem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08:20:32.113038303</meta:creation-date>
    <dc:date>2015-02-10T10:40:42.461647337</dc:date>
    <meta:editing-duration>PT6M42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" meta:paragraph-count="26" meta:word-count="228" meta:character-count="1434" meta:non-whitespace-character-count="1214"/>
  </office:meta>
</office:document-meta>
</file>